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2" style:family="graphic" style:parent-style-name="standard">
      <style:graphic-properties draw:stroke="solid" svg:stroke-width="0.212cm" svg:stroke-color="#d95319" draw:marker-start-width="0.377cm" draw:marker-end-width="0.377cm" draw:stroke-linejoin="round" draw:fill="none" fo:padding-top="0.231cm" fo:padding-bottom="0.231cm" fo:padding-left="0.356cm" fo:padding-right="0.356cm"/>
    </style:style>
    <style:style style:name="gr3" style:family="graphic" style:parent-style-name="standard">
      <style:graphic-properties draw:stroke="solid" svg:stroke-width="0.212cm" svg:stroke-color="#edb120" draw:marker-start-width="0.377cm" draw:marker-end-width="0.377cm" draw:stroke-linejoin="round" draw:fill="none" fo:padding-top="0.231cm" fo:padding-bottom="0.231cm" fo:padding-left="0.356cm" fo:padding-right="0.356cm"/>
    </style:style>
    <style:style style:name="gr4" style:family="graphic" style:parent-style-name="standard">
      <style:graphic-properties draw:stroke="solid" svg:stroke-width="0.212cm" svg:stroke-color="#7e2f8e" draw:marker-start-width="0.377cm" draw:marker-end-width="0.377cm" draw:stroke-linejoin="round" draw:fill="none" fo:padding-top="0.231cm" fo:padding-bottom="0.231cm" fo:padding-left="0.356cm" fo:padding-right="0.356cm"/>
    </style:style>
    <style:style style:name="gr5"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6"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7" style:family="graphic" style:parent-style-name="standard">
      <style:graphic-properties draw:stroke="none" svg:stroke-width="0.106cm" draw:marker-start-width="0.359cm" draw:marker-end-width="0.359cm" draw:fill="none" draw:textarea-horizontal-align="left" draw:auto-grow-width="true" fo:min-height="0.001cm" fo:min-width="0.001cm" fo:padding-top="0cm" fo:padding-bottom="0cm" fo:padding-left="0cm" fo:padding-right="0cm"/>
    </style:style>
    <style:style style:name="gr8"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41cm" fo:padding-top="0cm" fo:padding-bottom="0cm" fo:padding-left="0cm" fo:padding-right="0cm"/>
    </style:style>
    <style:style style:name="gr9"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28.8cm" fo:padding-top="0cm" fo:padding-bottom="0cm" fo:padding-left="0cm" fo:padding-right="0cm"/>
    </style:style>
    <style:style style:name="P1" style:family="paragraph">
      <loext:graphic-properties draw:fill="solid" draw:fill-color="#ffffff"/>
      <style:text-properties style:font-name="CMU Serif"/>
    </style:style>
    <style:style style:name="P2" style:family="paragraph">
      <loext:graphic-properties draw:fill="none"/>
      <style:text-properties style:font-name="CMU Serif"/>
    </style:style>
    <style:style style:name="P3" style:family="paragraph">
      <loext:graphic-properties draw:fill="none"/>
      <style:text-properties style:font-name="CMU Serif" fo:font-size="48pt"/>
    </style:style>
    <style:style style:name="P4" style:family="paragraph">
      <style:paragraph-properties fo:text-align="start"/>
      <style:text-properties style:font-name="CMU Serif" fo:font-size="48pt"/>
    </style:style>
    <style:style style:name="P5" style:family="paragraph">
      <loext:graphic-properties draw:fill="none"/>
      <style:paragraph-properties fo:text-align="start"/>
      <style:text-properties style:font-name="CMU Serif" fo:font-size="48pt"/>
    </style:style>
    <style:style style:name="P6" style:family="paragraph">
      <style:paragraph-properties fo:text-align="start"/>
      <style:text-properties style:font-name="CMU Serif" fo:font-size="66pt" style:font-size-asian="66pt" style:font-size-complex="66pt"/>
    </style:style>
    <style:style style:name="P7" style:family="paragraph">
      <loext:graphic-properties draw:fill="none"/>
      <style:paragraph-properties fo:text-align="start"/>
      <style:text-properties style:font-name="CMU Serif" fo:font-size="66pt" style:font-size-asian="66pt" style:font-size-complex="66pt"/>
    </style:style>
    <style:style style:name="T1" style:family="text">
      <style:text-properties fo:font-variant="normal" fo:text-transform="none" fo:color="#262626" fo:font-style="normal" fo:font-weight="100"/>
    </style:style>
    <style:style style:name="T2" style:family="text">
      <style:text-properties fo:font-variant="normal" fo:text-transform="none" fo:color="#262626" fo:font-size="66pt" fo:language="en" fo:country="US" fo:font-style="normal" fo:font-weight="100" style:font-size-asian="66pt" style:font-size-complex="66pt"/>
    </style:style>
    <style:style style:name="T3" style:family="text">
      <style:text-properties fo:font-variant="normal" fo:text-transform="none" fo:color="#262626" fo:font-size="66pt" fo:font-style="normal" fo:font-weight="100" style:font-size-asian="66pt" style:font-size-complex="66pt"/>
    </style:style>
    <style:style style:name="T4" style:family="text">
      <style:text-properties fo:font-variant="normal" fo:text-transform="none" fo:color="#262626" style:text-position="33% 58%" fo:font-style="normal" fo:font-weight="100"/>
    </style:style>
    <style:style style:name="T5" style:family="text">
      <style:text-properties fo:font-variant="normal" fo:text-transform="none" fo:color="#000000"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7.899cm" svg:height="8.999cm" svg:x="37.6cm" svg:y="1.1cm" svg:viewBox="0 0 7900 9000" draw:points="0,9000 0,0 7900,0 7900,9000">
          <text:p/>
        </draw:polygon>
        <draw:polyline draw:style-name="gr2" draw:text-style-name="P2" draw:layer="layout" svg:width="0.547cm" svg:height="3.236cm" svg:x="35.745cm" svg:y="25.7cm" svg:viewBox="0 0 548 3237" draw:points="0,3237 24,2473 76,1119 127,514 178,191 229,36 280,0 332,79 383,281 434,626 485,1198 537,2267 548,3237">
          <text:p/>
        </draw:polyline>
        <draw:polyline draw:style-name="gr2" draw:text-style-name="P2" draw:layer="layout" svg:width="0.764cm" svg:height="4.172cm" svg:x="36.373cm" svg:y="24.764cm" svg:viewBox="0 0 765 4173" draw:points="0,4173 10,3390 61,2053 112,1319 163,828 215,482 266,244 317,87 368,6 419,0 471,66 522,211 573,451 624,818 675,1376 727,2329 765,4173">
          <text:p/>
        </draw:polyline>
        <draw:polyline draw:style-name="gr2" draw:text-style-name="P2" draw:layer="layout" svg:width="1.348cm" svg:height="4.712cm" svg:x="37.175cm" svg:y="24.224cm" svg:viewBox="0 0 1349 4713" draw:points="0,4713 26,4093 77,2450 129,1643 180,1120 231,753 282,486 333,296 385,152 436,63 487,13 538,0 589,17 640,67 692,146 743,253 794,392 845,563 896,759 948,997 999,1271 1050,1585 1101,1938 1152,2334 1203,2796 1255,3318 1306,3969 1349,4713">
          <text:p/>
        </draw:polyline>
        <draw:polyline draw:style-name="gr2" draw:text-style-name="P2" draw:layer="layout" svg:width="5.582cm" svg:height="8.268cm" svg:x="38.671cm" svg:y="20.668cm" svg:viewBox="0 0 5583 8269" draw:points="0,8269 13,7778 65,6717 116,5930 167,5296 218,4763 269,4300 320,3893 371,3530 423,3202 474,2902 525,2631 576,2385 627,2158 678,1949 730,1757 781,1579 832,1415 883,1265 934,1124 985,996 1036,876 1088,766 1139,664 1190,570 1241,485 1292,406 1343,335 1395,270 1446,213 1497,162 1548,118 1599,81 1650,50 1701,26 1753,10 1804,1 1855,0 1906,7 1957,23 2008,49 2060,86 2111,135 2162,197 2213,275 2264,370 2315,486 2367,625 2418,796 2469,1003 2520,1260 2571,1585 2622,2012 2673,2610 2725,3562 2776,5890 2827,4915 2878,3213 2929,2362 2980,1800 3032,1388 3083,1071 3134,823 3185,628 3236,476 3287,363 3338,285 3390,237 3441,219 3492,231 3543,269 3594,338 3645,433 3697,560 3748,718 3799,909 3850,1141 3901,1416 3952,1749 4003,2155 4055,2667 4106,3354 4157,4392 4208,6778 4259,6011 4310,4381 4362,3624 4413,3166 4464,2854 4515,2640 4566,2495 4617,2397 4669,2346 4720,2327 4771,2342 4822,2385 4873,2455 4924,2553 4975,2678 5027,2831 5078,3013 5129,3226 5180,3476 5231,3764 5282,4100 5334,4487 5385,4948 5436,5498 5487,6198 5538,7098 5583,8269">
          <text:p/>
        </draw:polyline>
        <draw:polyline draw:style-name="gr2" draw:text-style-name="P2" draw:layer="layout" svg:width="2.041cm" svg:height="7.67cm" svg:x="44.53cm" svg:y="21.266cm" svg:viewBox="0 0 2042 7671" draw:points="0,7671 36,6985 87,6092 139,5337 190,4717 241,4192 292,3747 343,3358 394,3016 446,2710 497,2438 548,2192 599,1971 650,1771 701,1587 753,1419 804,1266 855,1125 906,995 957,876 1008,765 1060,663 1111,570 1162,484 1213,405 1264,334 1316,269 1367,211 1418,159 1469,114 1520,76 1571,46 1623,22 1674,7 1725,0 1776,3 1827,15 1878,38 1930,73 1981,121 2032,183 2042,199">
          <text:p/>
        </draw:polyline>
        <draw:polyline draw:style-name="gr3" draw:text-style-name="P2" draw:layer="layout" svg:width="0.532cm" svg:height="2.768cm" svg:x="35.753cm" svg:y="26.168cm" svg:viewBox="0 0 533 2769" draw:points="0,2769 16,2293 68,968 119,401 170,112 221,0 273,0 324,130 375,361 426,746 478,1357 529,2445 533,2769">
          <text:p/>
        </draw:polyline>
        <draw:polyline draw:style-name="gr3" draw:text-style-name="P2" draw:layer="layout" svg:width="0.736cm" svg:height="3.183cm" svg:x="36.383cm" svg:y="25.753cm" svg:viewBox="0 0 737 3184" draw:points="0,3184 51,1887 102,1181 153,715 205,402 256,191 307,58 358,1 409,0 461,68 512,214 563,439 614,794 666,1326 717,2246 737,3184">
          <text:p/>
        </draw:polyline>
        <draw:polyline draw:style-name="gr3" draw:text-style-name="P2" draw:layer="layout" svg:width="1.353cm" svg:height="4.57cm" svg:x="37.207cm" svg:y="24.366cm" svg:viewBox="0 0 1354 4571" draw:points="0,4571 45,3093 96,2238 147,1668 198,1247 250,925 301,670 352,471 403,315 454,196 506,107 557,44 608,11 659,0 710,13 762,47 813,105 864,183 915,290 966,422 1017,584 1069,777 1120,1028 1171,1333 1222,1741 1273,2303 1325,3231 1354,4571">
          <text:p/>
        </draw:polyline>
        <draw:polyline draw:style-name="gr3" draw:text-style-name="P2" draw:layer="layout" svg:width="5.67cm" svg:height="8.313cm" svg:x="38.626cm" svg:y="20.623cm" svg:viewBox="0 0 5671 8314" draw:points="0,8314 7,8149 58,6419 109,5496 161,4850 212,4343 263,3918 314,3553 365,3227 416,2936 468,2670 519,2425 570,2201 621,1993 672,1799 723,1619 775,1451 826,1294 877,1149 928,1014 979,888 1030,771 1081,664 1133,565 1184,475 1235,392 1286,318 1337,251 1388,193 1440,141 1491,98 1542,63 1593,35 1644,15 1695,4 1746,0 1798,5 1849,20 1900,43 1951,77 2002,121 2053,176 2105,244 2156,324 2207,419 2258,531 2309,662 2360,814 2411,992 2463,1200 2514,1446 2565,1743 2616,2109 2667,2575 2718,3214 2770,4211 2821,6578 2872,5629 2923,3975 2974,3162 3025,2637 3077,2258 3128,1973 3179,1753 3230,1583 3281,1453 3332,1356 3383,1289 3435,1249 3486,1235 3537,1243 3588,1275 3639,1332 3690,1413 3742,1519 3793,1653 3844,1817 3895,2018 3946,2262 3997,2561 4048,2928 4100,3401 4151,4051 4202,5051 4253,7383 4304,6574 4355,4910 4407,4113 4458,3609 4509,3252 4560,2993 4611,2799 4662,2656 4713,2555 4765,2489 4816,2450 4867,2439 4918,2454 4969,2494 5020,2556 5072,2642 5123,2752 5174,2889 5225,3053 5276,3248 5327,3478 5378,3750 5430,4074 5481,4471 5532,4964 5583,5632 5634,6647 5671,8314">
          <text:p/>
        </draw:polyline>
        <draw:polyline draw:style-name="gr3" draw:text-style-name="P2" draw:layer="layout" svg:width="2.215cm" svg:height="7.651cm" svg:x="44.356cm" svg:y="21.285cm" svg:viewBox="0 0 2216 7652" draw:points="0,7652 6,7564 57,5875 108,5065 159,4538 211,4130 262,3811 313,3528 364,3279 415,3045 466,2822 518,2607 569,2399 620,2197 671,2002 722,1814 774,1635 825,1464 876,1303 927,1151 978,1010 1029,877 1081,755 1132,641 1183,538 1234,444 1285,359 1336,282 1388,216 1439,158 1490,109 1541,69 1592,38 1643,16 1695,4 1746,0 1797,6 1848,22 1899,48 1950,84 2002,133 2053,193 2104,266 2155,353 2206,456 2216,479">
          <text:p/>
        </draw:polyline>
        <draw:polyline draw:style-name="gr4" draw:text-style-name="P2" draw:layer="layout" svg:width="0.5cm" svg:height="2.304cm" svg:x="35.767cm" svg:y="26.632cm" svg:viewBox="0 0 501 2305" draw:points="0,2305 2,2257 53,933 104,372 156,100 207,0 258,28 309,167 361,422 412,825 463,1461 501,2305">
          <text:p/>
        </draw:polyline>
        <draw:polyline draw:style-name="gr4" draw:text-style-name="P2" draw:layer="layout" svg:width="0.702cm" svg:height="2.588cm" svg:x="36.406cm" svg:y="26.348cm" svg:viewBox="0 0 703 2589" draw:points="0,2589 28,1882 79,1181 130,731 182,422 233,207 284,69 335,2 387,0 438,59 489,185 540,401 591,739 643,1262 694,2166 703,2589">
          <text:p/>
        </draw:polyline>
        <draw:polyline draw:style-name="gr4" draw:text-style-name="P2" draw:layer="layout" svg:width="1.359cm" svg:height="4.865cm" svg:x="37.219cm" svg:y="24.071cm" svg:viewBox="0 0 1360 4866" draw:points="0,4866 33,3787 84,2896 135,2282 187,1822 238,1459 289,1159 340,908 391,700 443,525 494,379 545,258 596,162 647,88 698,37 750,7 801,0 852,17 903,60 954,131 1006,234 1057,378 1108,576 1159,843 1210,1212 1262,1755 1313,2663 1360,4866">
          <text:p/>
        </draw:polyline>
        <draw:polyline draw:style-name="gr4" draw:text-style-name="P2" draw:layer="layout" svg:width="7.982cm" svg:height="8.34cm" svg:x="38.589cm" svg:y="20.596cm" svg:viewBox="0 0 7983 8341" draw:points="0,8341 44,7220 95,5510 146,4604 198,3969 249,3476 300,3072 351,2730 402,2433 453,2170 505,1936 556,1724 607,1531 658,1356 709,1197 760,1051 811,917 863,795 914,683 965,580 1016,488 1067,404 1118,329 1170,262 1221,203 1272,151 1323,107 1374,71 1425,42 1476,21 1528,7 1579,0 1630,1 1681,10 1732,27 1783,51 1834,84 1886,127 1937,178 1988,238 2039,309 2090,391 2141,485 2193,592 2244,713 2295,850 2346,1005 2397,1182 2448,1384 2499,1615 2551,1885 2602,2203 2653,2590 2704,3078 2755,3736 2806,4750 2858,7142 2909,6196 2960,4556 3011,3760 3062,3248 3113,2880 3164,2604 3216,2392 3267,2229 3318,2104 3369,2010 3420,1945 3471,1905 3523,1889 3574,1894 3625,1922 3676,1971 3727,2044 3778,2139 3829,2261 3881,2411 3932,2596 3983,2822 4034,3100 4085,3449 4136,3900 4188,4519 4239,5488 4290,7762 4341,7000 4392,5287 4443,4453 4494,3909 4546,3518 4597,3221 4648,2987 4699,2803 4750,2659 4801,2548 4853,2464 4904,2406 4955,2371 5006,2358 5057,2366 5108,2396 5159,2448 5211,2522 5262,2621 5313,2749 5364,2910 5415,3110 5466,3362 5518,3681 5569,4100 5620,4685 5671,5618 5722,7839 5773,7068 5824,5301 5876,4418 5927,3824 5978,3377 6029,3020 6080,2722 6131,2467 6182,2247 6234,2054 6285,1883 6336,1729 6387,1591 6438,1466 6489,1354 6541,1252 6592,1160 6643,1076 6694,1001 6745,933 6796,873 6847,820 6899,774 6950,734 7001,701 7052,675 7103,655 7154,641 7206,634 7257,634 7308,641 7359,655 7410,676 7461,705 7512,741 7564,786 7615,839 7666,901 7717,973 7768,1055 7819,1148 7871,1253 7922,1371 7973,1503 7983,1532">
          <text:p/>
        </draw:polyline>
        <draw:polyline draw:style-name="gr5" draw:text-style-name="P2" draw:layer="layout" svg:width="40.927cm" svg:height="15.347cm" svg:x="5.644cm" svg:y="1.683cm" svg:viewBox="0 0 40928 15348" draw:points="0,14372 51,13031 102,12782 153,12491 205,12216 256,11977 307,11778 358,11618 409,11493 460,11401 511,11340 563,11309 614,11307 665,11334 716,11391 767,11481 818,11605 870,11768 921,11976 972,12238 1023,12563 1074,12960 1125,13412 1176,13795 1228,13824 1279,13480 1330,13045 1381,12660 1432,12350 1483,12106 1534,11918 1586,11780 1637,11686 1688,11633 1739,11619 1790,11645 1841,11714 1892,11829 1944,12000 1995,12239 2046,12572 2097,13042 2148,13748 2199,14892 2250,15348 2302,13999 2353,13094 2404,12484 2455,12038 2506,11697 2557,11432 2609,11225 2660,11067 2711,10952 2762,10877 2813,10841 2864,10843 2915,10886 2967,10972 3018,11103 3069,11277 3120,11473 3171,11620 3222,11584 3273,11290 3325,10836 3376,10344 3427,9869 3478,9423 3529,9000 3580,8591 3631,8190 3683,6045 3734,7160 3785,6541 3836,5606 3887,3493 3938,4053 3990,5937 4041,6907 4092,7599 4143,8156 4194,8638 4245,9065 4296,9393 4348,9418 4399,8899 4450,7968 4501,6754 4552,4897 4603,2449 4654,5165 4706,6003 4757,6476 4808,6799 4859,7046 4910,7248 4961,7423 5012,7579 5064,7720 5115,7848 5166,7961 5217,8058 5268,8137 5319,8196 5371,8234 5422,8253 5473,8256 5524,8252 5575,8253 5626,8292 5677,8528 5729,0 5780,7463 5831,7613 5882,7641 5933,7641 5984,7632 6035,7623 6087,7617 6138,7615 6189,7618 6240,7626 6291,7640 6342,7660 6393,7684 6445,7714 6496,7749 6547,7787 6598,7830 6649,7876 6700,7926 6751,7979 6803,8034 6854,8093 6905,8156 6956,8224 7007,8301 7058,8391 7110,8505 7161,8660 7212,8862 7263,8634 7314,4299 7365,6660 7416,7398 7468,7699 7519,7875 7570,8000 7621,8100 7672,8188 7723,8271 7774,8351 7826,8431 7877,8514 7928,8599 7979,8688 8030,8782 8081,8880 8132,8982 8184,9089 8235,9200 8286,9314 8337,9431 8388,9549 8439,9665 8491,9777 8542,9880 8593,9969 8644,10037 8695,10076 8746,10079 8797,10039 8849,9954 8900,9821 8951,9642 9002,9415 9053,9140 9104,8808 9155,8402 9207,7889 9258,7189 9309,6065 9360,2650 9411,5384 9462,6781 9513,7539 9565,8056 9616,8442 9667,8744 9718,8985 9769,9179 9820,9332 9871,9452 9923,9543 9974,9610 10025,9655 10076,9684 10127,9699 10178,9705 10230,9703 10281,9696 10332,9687 10383,9677 10434,9667 10485,9658 10536,9651 10588,9648 10639,9648 10690,9653 10741,9663 10792,9678 10843,9700 10894,9729 10946,9766 10997,9812 11048,9869 11099,9937 11150,10019 11201,10113 11252,10216 11304,10317 11355,10384 11406,10359 11457,10173 11508,9803 11559,9292 11611,8694 11662,8027 11713,7269 11764,6340 11815,4983 11866,723 11917,4210 11969,5406 12020,6030 12071,6440 12122,6743 12173,6982 12224,7181 12275,7355 12327,7510 12378,7654 12429,7791 12480,7922 12531,8051 12582,8179 12633,8307 12685,8436 12736,8566 12787,8698 12838,8833 12889,8969 12940,9105 12992,9242 13043,9377 13094,9507 13145,9630 13196,9743 13247,9842 13298,9924 13350,9986 13401,10027 13452,10048 13503,10050 13554,10036 13605,10011 13656,9976 13708,9936 13759,9893 13810,9849 13861,9805 13912,9763 13963,9724 14014,9689 14066,9657 14117,9629 14168,9605 14219,9585 14270,9570 14321,9559 14372,9551 14424,9547 14475,9544 14526,9540 14577,9530 14628,9503 14679,9432 14731,9239 14782,8599 14833,3800 14884,9354 14935,10110 14986,10380 15037,10552 15089,10711 15140,10878 15191,11063 15242,11269 15293,11501 15344,11758 15395,12040 15447,12333 15498,12605 15549,12790 15600,12822 15651,12698 15702,12481 15753,12238 15805,12005 15856,11795 15907,11610 15958,11450 16009,11313 16060,11196 16112,11096 16163,11012 16214,10943 16265,10885 16316,10839 16367,10804 16418,10778 16470,10760 16521,10751 16572,10749 16623,10754 16674,10766 16725,10784 16776,10809 16828,10840 16879,10877 16930,10920 16981,10968 17032,11022 17083,11080 17134,11142 17186,11206 17237,11270 17288,11333 17339,11390 17390,11436 17441,11467 17492,11478 17544,11464 17595,11421 17646,11350 17697,11252 17748,11128 17799,10981 17851,10812 17902,10618 17953,10394 18004,10126 18055,9787 18106,9323 18157,8602 18209,7112 18260,5762 18311,8407 18362,9436 18413,10038 18464,10416 18515,10656 18567,10811 18618,10914 18669,10987 18720,11043 18771,11090 18822,11134 18873,11176 18925,11219 18976,11263 19027,11307 19078,11352 19129,11397 19180,11440 19232,11483 19283,11523 19334,11560 19385,11595 19436,11626 19487,11654 19538,11680 19590,11702 19641,11723 19692,11743 19743,11762 19794,11780 19845,11799 19896,11818 19948,11838 19999,11859 20050,11880 20101,11902 20152,11924 20203,11946 20254,11968 20306,11988 20357,12008 20408,12026 20459,12042 20510,12057 20561,12070 20612,12080 20664,12090 20715,12097 20766,12103 20817,12108 20868,12112 20919,12115 20971,12116 21022,12117 21073,12118 21124,12118 21175,12119 21226,12120 21277,12123 21329,12129 21380,12140 21431,12156 21482,12181 21533,12218 21584,12269 21635,12338 21687,12427 21738,12532 21789,12624 21840,12605 21891,12292 21942,11596 21993,10593 22045,9219 22096,6397 22147,7373 22198,8762 22249,9395 22300,9791 22352,10078 22403,10307 22454,10503 22505,10680 22556,10846 22607,11008 22658,11168 22710,11329 22761,11493 22812,11661 22863,11832 22914,12005 22965,12178 23016,12346 23068,12504 23119,12643 23170,12756 23221,12836 23272,12879 23323,12887 23374,12867 23426,12825 23477,12771 23528,12712 23579,12652 23630,12595 23681,12543 23733,12497 23784,12458 23835,12425 23886,12399 23937,12379 23988,12365 24039,12356 24091,12352 24142,12351 24193,12354 24244,12360 24295,12369 24346,12380 24397,12392 24449,12406 24500,12421 24551,12436 24602,12452 24653,12467 24704,12483 24755,12497 24807,12511 24858,12523 24909,12534 24960,12543 25011,12550 25062,12556 25113,12559 25165,12560 25216,12560 25267,12557 25318,12554 25369,12550 25420,12546 25472,12542 25523,12538 25574,12536 25625,12535 25676,12536 25727,12539 25778,12545 25830,12554 25881,12565 25932,12579 25983,12595 26034,12615 26085,12637 26136,12661 26188,12690 26239,12723 26290,12768 26341,12840 26392,13036 26443,11022 26494,12452 26546,12579 26597,12629 26648,12654 26699,12669 26750,12677 26801,12682 26853,12685 26904,12686 26955,12687 27006,12689 27057,12691 27108,12694 27159,12699 27211,12705 27262,12712 27313,12721 27364,12730 27415,12741 27466,12751 27517,12761 27569,12771 27620,12780 27671,12787 27722,12793 27773,12797 27824,12799 27875,12799 27927,12798 27978,12794 28029,12790 28080,12784 28131,12778 28182,12772 28233,12766 28285,12760 28336,12755 28387,12751 28438,12749 28489,12747 28540,12747 28592,12749 28643,12752 28694,12756 28745,12761 28796,12767 28847,12774 28898,12782 28950,12791 29001,12800 29052,12809 29103,12818 29154,12827 29205,12836 29256,12844 29308,12853 29359,12861 29410,12868 29461,12875 29512,12882 29563,12888 29614,12894 29666,12899 29717,12904 29768,12909 29819,12913 29870,12916 29921,12920 29973,12923 30024,12925 30075,12928 30126,12931 30177,12933 30228,12936 30279,12938 30331,12941 30382,12944 30433,12948 30484,12951 30535,12955 30586,12959 30637,12963 30689,12967 30740,12971 30791,12975 30842,12978 30893,12980 30944,12981 30995,12979 31047,12975 31098,12962 31149,12925 31200,12651 31251,13201 31302,13095 31353,13069 31405,13057 31456,13051 31507,13048 31558,13046 31609,13045 31660,13045 31712,13046 31763,13048 31814,13050 31865,13053 31916,13056 31967,13060 32018,13064 32070,13069 32121,13073 32172,13077 32223,13082 32274,13086 32325,13089 32376,13093 32428,13096 32479,13099 32530,13102 32581,13105 32632,13108 32683,13110 32734,13113 32786,13116 32837,13119 32888,13122 32939,13125 32990,13129 33041,13133 33093,13136 33144,13140 33195,13143 33246,13146 33297,13149 33348,13152 33399,13153 33451,13155 33502,13155 33553,13156 33604,13155 33655,13155 33706,13154 33757,13153 33809,13151 33860,13150 33911,13149 33962,13148 34013,13148 34064,13148 34115,13149 34167,13150 34218,13152 34269,13155 34320,13158 34371,13161 34422,13165 34474,13169 34525,13174 34576,13179 34627,13184 34678,13190 34729,13196 34780,13202 34832,13208 34883,13214 34934,13221 34985,13228 35036,13235 35087,13242 35138,13249 35190,13256 35241,13262 35292,13268 35343,13274 35394,13278 35445,13281 35496,13283 35548,13283 35599,13280 35650,13276 35701,13270 35752,13261 35803,13250 35854,13237 35906,13222 35957,13204 36008,13185 36059,13162 36110,13136 36161,13104 36213,13063 36264,13003 36315,12901 36366,12674 36417,11847 36468,11523 36519,13254 36571,13381 36622,13384 36673,13377 36724,13373 36775,13374 36826,13378 36877,13384 36929,13392 36980,13401 37031,13410 37082,13419 37133,13427 37184,13434 37235,13440 37287,13445 37338,13448 37389,13450 37440,13451 37491,13451 37542,13451 37594,13450 37645,13449 37696,13448 37747,13448 37798,13447 37849,13448 37900,13448 37952,13450 38003,13451 38054,13453 38105,13456 38156,13459 38207,13462 38258,13464 38310,13467 38361,13470 38412,13473 38463,13475 38514,13478 38565,13481 38616,13483 38668,13486 38719,13489 38770,13493 38821,13497 38872,13501 38923,13506 38975,13511 39026,13517 39077,13522 39128,13528 39179,13534 39230,13539 39281,13545 39333,13549 39384,13553 39435,13556 39486,13558 39537,13560 39588,13560 39639,13560 39691,13559 39742,13558 39793,13557 39844,13555 39895,13553 39946,13552 39997,13550 40049,13550 40100,13549 40151,13549 40202,13550 40253,13551 40304,13553 40355,13554 40407,13556 40458,13557 40509,13559 40560,13560 40611,13561 40662,13562 40714,13563 40765,13563 40816,13564 40867,13565 40918,13566 40928,13567">
          <text:p/>
        </draw:polyline>
        <draw:polyline draw:style-name="gr2" draw:text-style-name="P2" draw:layer="layout" svg:width="30.059cm" svg:height="22.458cm" svg:x="5.644cm" svg:y="6.478cm" svg:viewBox="0 0 30060 22459" draw:points="0,11299 51,9831 102,9373 153,8928 205,8553 256,8246 307,7995 358,7789 409,7623 460,7489 511,7383 563,7304 614,7249 665,7216 716,7205 767,7217 818,7250 870,7307 921,7388 972,7497 1023,7636 1074,7812 1125,8033 1176,8311 1228,8668 1279,9146 1330,9836 1381,11026 1432,16986 1483,11144 1534,9877 1586,9153 1637,8651 1688,8274 1739,7979 1790,7741 1841,7548 1892,7391 1944,7264 1995,7164 2046,7088 2097,7033 2148,7000 2199,6987 2251,6995 2302,7024 2353,7075 2404,7152 2455,7257 2506,7395 2557,7574 2609,7808 2660,8118 2711,8546 2762,9183 2813,10326 2864,17218 2915,10234 2967,8904 3018,8097 3069,7503 3120,7024 3171,6615 3222,6253 3273,5923 3325,5614 3376,5318 3427,5025 3478,4727 3529,4412 3580,4065 3632,3688 3683,3372 3734,3173 3785,2922 3836,2587 3887,2346 3938,2496 3990,3019 4041,3650 4092,4285 4143,4941 4194,5706 4245,6859 4296,11549 4348,6772 4399,5192 4450,4090 4501,3161 4552,2395 4603,1935 4654,1833 4706,1915 4757,2031 4808,2128 4859,2198 4910,2240 4961,2258 5013,2255 5064,2233 5115,2190 5166,2128 5217,2045 5268,1938 5319,1806 5371,1645 5422,1453 5473,1226 5524,963 5575,668 5626,363 5677,107 5729,0 5780,106 5831,364 5882,676 5933,986 5984,1272 6035,1533 6087,1771 6138,1989 6189,2192 6240,2382 6291,2563 6342,2735 6394,2902 6445,3064 6496,3224 6547,3383 6598,3541 6649,3702 6700,3867 6752,4039 6803,4223 6854,4427 6905,4660 6956,4944 7007,5316 7058,5863 7110,6848 7161,10879 7212,6872 7263,5414 7314,4639 7365,4223 7416,4043 7468,4004 7519,4040 7570,4112 7621,4202 7672,4301 7723,4407 7775,4518 7826,4634 7877,4755 7928,4884 7979,5021 8030,5169 8081,5330 8133,5506 8184,5703 8235,5925 8286,6182 8337,6485 8388,6856 8439,7336 8491,8012 8542,9159 8593,13934 8644,9334 8695,7983 8746,7185 8797,6602 8849,6130 8900,5725 8951,5364 9002,5031 9053,4720 9104,4425 9156,4148 9207,3896 9258,3682 9309,3530 9360,3464 9411,3498 9462,3627 9514,3830 9565,4083 9616,4373 9667,4693 9718,5046 9769,5442 9820,5900 9872,6462 9923,7213 9974,8415 10025,12655 10076,8870 10127,7569 10178,6846 10230,6347 10281,5965 10332,5658 10383,5400 10434,5177 10485,4981 10537,4805 10588,4645 10639,4498 10690,4361 10741,4232 10792,4110 10843,3992 10895,3878 10946,3768 10997,3659 11048,3550 11099,3443 11150,3334 11201,3225 11253,3114 11304,3000 11355,2884 11406,2766 11457,2645 11508,2522 11559,2399 11611,2279 11662,2168 11713,2074 11764,2008 11815,1983 11866,2011 11918,2097 11969,2240 12020,2428 12071,2651 12122,2897 12173,3159 12224,3433 12276,3715 12327,4007 12378,4310 12429,4627 12480,4961 12531,5319 12582,5710 12634,6147 12685,6652 12736,7264 12787,8070 12838,9332 12889,13610 12940,9930 12992,8700 13043,8053 13094,7634 13145,7338 13196,7119 13247,6954 13299,6828 13350,6734 13401,6665 13452,6618 13503,6589 13554,6578 13605,6583 13657,6604 13708,6640 13759,6693 13810,6764 13861,6856 13912,6970 13963,7114 14015,7294 14066,7522 14117,7819 14168,8223 14219,8815 14270,9841 14321,13326 14373,10224 14424,8745 14475,7889 14526,7275 14577,6795 14628,6407 14680,6091 14731,5841 14782,5654 14833,5529 14884,5463 14935,5453 14986,5491 15038,5570 15089,5683 15140,5824 15191,5991 15242,6181 15293,6394 15344,6634 15396,6903 15447,7209 15498,7565 15549,7991 15600,8523 15651,9246 15702,10400 15754,13998 15805,11055 15856,9702 15907,8973 15958,8481 16009,8114 16060,7825 16112,7590 16163,7394 16214,7228 16265,7085 16316,6961 16367,6852 16419,6756 16470,6672 16521,6597 16572,6530 16623,6470 16674,6417 16725,6369 16777,6327 16828,6289 16879,6256 16930,6226 16981,6200 17032,6178 17083,6159 17135,6144 17186,6131 17237,6122 17288,6116 17339,6114 17390,6115 17441,6120 17493,6129 17544,6142 17595,6160 17646,6184 17697,6215 17748,6253 17800,6301 17851,6360 17902,6433 17953,6523 18004,6636 18055,6775 18106,6947 18158,7158 18209,7416 18260,7728 18311,8103 18362,8551 18413,9091 18464,9755 18516,10618 18567,11899 18618,15127 18669,13177 18720,11949 18771,11407 18822,11122 18874,10974 18925,10915 18976,10919 19027,10972 19078,11065 19129,11193 19181,11352 19232,11541 19283,11760 19334,12007 19385,12283 19436,12588 19487,12922 19539,13284 19590,13669 19641,14068 19692,14466 19743,14847 19794,15201 19845,15547 19897,15939 19948,16482 19999,17432 20050,20405 20101,17751 20152,16232 20203,15343 20255,14705 20306,14205 20357,13797 20408,13453 20459,13158 20510,12903 20562,12681 20613,12488 20664,12319 20715,12174 20766,12049 20817,11945 20868,11861 20920,11798 20971,11757 21022,11740 21073,11750 21124,11792 21175,11874 21226,12008 21278,12212 21329,12525 21380,13025 21431,13939 21482,16907 21533,14372 21584,12768 21636,11833 21687,11149 21738,10601 21789,10142 21840,9747 21891,9404 21943,9105 21994,8846 22045,8624 22096,8437 22147,8283 22198,8160 22249,8066 22301,7997 22352,7952 22403,7927 22454,7919 22505,7927 22556,7947 22607,7979 22659,8021 22710,8072 22761,8130 22812,8196 22863,8269 22914,8349 22965,8434 23017,8526 23068,8624 23119,8728 23170,8839 23221,8956 23272,9079 23324,9210 23375,9347 23426,9493 23477,9646 23528,9808 23579,9980 23630,10162 23682,10355 23733,10561 23784,10781 23835,11018 23886,11275 23937,11555 23988,11864 24040,12209 24091,12603 24142,13066 24193,13631 24244,14378 24295,15517 24346,18457 24398,16641 24449,15221 24500,14515 24551,14067 24602,13754 24653,13526 24705,13356 24756,13231 24807,13140 24858,13079 24909,13042 24960,13028 25011,13034 25063,13061 25114,13106 25165,13172 25216,13259 25267,13368 25318,13502 25369,13665 25421,13861 25472,14098 25523,14389 25574,14752 25625,15223 25676,15875 25727,16917 25779,19623 25830,18021 25881,16501 25932,15733 25983,15240 26034,14895 26086,14647 26137,14473 26188,14358 26239,14295 26290,14279 26341,14305 26392,14374 26444,14482 26495,14626 26546,14803 26597,15004 26648,15224 26699,15447 26750,15665 26802,15868 26853,16056 26904,16241 26955,16445 27006,16699 27057,17052 27108,17574 27160,18482 27211,20945 27262,19420 27313,17745 27364,16851 27415,16230 27467,15754 27518,15371 27569,15053 27620,14784 27671,14555 27722,14356 27773,14185 27825,14036 27876,13908 27927,13796 27978,13701 28029,13621 28080,13553 28131,13499 28183,13455 28234,13423 28285,13401 28336,13389 28387,13385 28438,13391 28489,13406 28541,13429 28592,13460 28643,13499 28694,13546 28745,13602 28796,13664 28848,13735 28899,13814 28950,13901 29001,13996 29052,14100 29103,14212 29154,14334 29206,14464 29257,14607 29308,14759 29359,14925 29410,15104 29461,15297 29512,15508 29564,15739 29615,15992 29666,16271 29717,16584 29768,16939 29819,17346 29870,17831 29922,18420 29973,19205 30024,20370 30060,22459">
          <text:p/>
        </draw:polyline>
        <draw:polyline draw:style-name="gr3" draw:text-style-name="P2" draw:layer="layout" svg:width="30.056cm" svg:height="21.469cm" svg:x="5.644cm" svg:y="7.467cm" svg:viewBox="0 0 30057 21470" draw:points="0,9086 51,7787 102,7628 153,7420 205,7202 256,6997 307,6814 358,6654 409,6520 460,6410 511,6322 563,6256 614,6211 665,6187 716,6183 767,6200 818,6238 870,6298 921,6383 972,6494 1023,6636 1074,6814 1125,7036 1176,7316 1228,7675 1279,8155 1330,8847 1381,10041 1432,16158 1483,10147 1534,8884 1586,8162 1637,7662 1688,7286 1739,6990 1790,6753 1841,6561 1892,6404 1944,6277 1995,6177 2046,6101 2097,6047 2148,6013 2199,6000 2251,6008 2302,6036 2353,6088 2404,6164 2455,6268 2506,6405 2557,6584 2609,6816 2660,7124 2711,7549 2762,8183 2813,9318 2864,15630 2915,9252 2967,7912 3018,7102 3069,6504 3120,6022 3171,5611 3222,5248 3273,4917 3325,4609 3376,4317 3427,4034 3478,3758 3529,3487 3580,3225 3632,2984 3683,2780 3734,2613 3785,2478 3836,2385 3887,2375 3938,2489 3990,2733 4041,3083 4092,3518 4143,4048 4194,4746 4245,5881 4296,10660 4348,5904 4399,4449 4450,3536 4501,2854 4552,2331 4603,1950 4654,1697 4706,1544 4757,1456 4808,1404 4859,1369 4910,1339 4961,1306 5013,1268 5064,1222 5115,1166 5166,1099 5217,1020 5268,929 5319,825 5371,710 5422,585 5473,452 5524,318 5575,193 5626,88 5677,20 5729,0 5780,35 5831,120 5882,244 5933,394 5984,558 6035,728 6087,899 6138,1068 6189,1234 6240,1396 6291,1556 6342,1714 6394,1870 6445,2026 6496,2183 6547,2342 6598,2506 6649,2676 6700,2855 6752,3048 6803,3260 6854,3502 6905,3785 6956,4134 7007,4591 7058,5245 7110,6370 7161,10818 7212,6651 7263,5344 7314,4640 7365,4195 7416,3904 7468,3718 7519,3608 7570,3553 7621,3538 7672,3554 7723,3594 7775,3652 7826,3727 7877,3816 7928,3919 7979,4036 8030,4167 8081,4315 8133,4481 8184,4670 8235,4886 8286,5139 8337,5440 8388,5811 8439,6292 8491,6970 8542,8117 8593,12689 8644,8362 8695,7021 8746,6245 8797,5693 8849,5261 8900,4906 8951,4605 9002,4346 9053,4123 9104,3931 9156,3771 9207,3643 9258,3548 9309,3489 9360,3467 9411,3485 9462,3543 9514,3639 9565,3775 9616,3951 9667,4167 9718,4431 9769,4750 9820,5146 9872,5654 9923,6361 9974,7526 10025,11730 10076,7935 10127,6611 10178,5870 10230,5355 10281,4962 10332,4644 10383,4379 10434,4150 10485,3949 10537,3771 10588,3610 10639,3463 10690,3328 10741,3203 10792,3087 10843,2977 10895,2874 10946,2776 10997,2683 11048,2594 11099,2510 11150,2429 11201,2352 11253,2280 11304,2211 11355,2147 11406,2089 11457,2038 11508,1993 11559,1958 11611,1933 11662,1921 11713,1923 11764,1941 11815,1977 11866,2032 11918,2106 11969,2200 12020,2315 12071,2448 12122,2600 12173,2770 12224,2958 12276,3164 12327,3387 12378,3629 12429,3893 12480,4182 12531,4500 12582,4856 12634,5263 12685,5740 12736,6328 12787,7110 12838,8343 12889,12399 12940,8970 12992,7713 13043,7051 13094,6622 13145,6318 13196,6093 13247,5923 13299,5795 13350,5700 13401,5632 13452,5586 13503,5562 13554,5556 13605,5568 13657,5598 13708,5646 13759,5713 13810,5801 13861,5911 13912,6048 13963,6217 14015,6426 14066,6687 14117,7021 14168,7467 14219,8108 14270,9187 14321,12759 14373,9688 14424,8280 14475,7500 14526,6965 14577,6565 14628,6254 14680,6009 14731,5816 14782,5666 14833,5554 14884,5477 14935,5432 14986,5415 15038,5427 15089,5466 15140,5531 15191,5623 15242,5741 15293,5888 15344,6065 15396,6278 15447,6534 15498,6843 15549,7227 15600,7722 15651,8410 15702,9531 15754,13058 15805,10154 15856,8773 15907,8023 15958,7512 16009,7129 16060,6826 16112,6578 16163,6371 16214,6195 16265,6044 16316,5914 16367,5800 16419,5701 16470,5614 16521,5538 16572,5472 16623,5414 16674,5365 16725,5322 16777,5287 16828,5258 16879,5235 16930,5217 16981,5206 17032,5199 17083,5198 17135,5203 17186,5213 17237,5229 17288,5251 17339,5278 17390,5312 17441,5353 17493,5401 17544,5457 17595,5521 17646,5594 17697,5677 17748,5771 17800,5878 17851,5997 17902,6132 17953,6283 18004,6452 18055,6642 18106,6855 18158,7095 18209,7366 18260,7673 18311,8026 18362,8436 18413,8922 18464,9523 18516,10316 18567,11528 18618,14799 18669,12584 18720,11288 18771,10666 18822,10298 18874,10067 18925,9923 18976,9840 19027,9805 19078,9806 19129,9838 19181,9896 19232,9977 19283,10078 19334,10198 19385,10335 19436,10490 19487,10661 19539,10849 19590,11056 19641,11283 19692,11536 19743,11821 19794,12149 19845,12541 19897,13032 19948,13700 19999,14771 20050,17826 20101,15551 20152,14078 20203,13278 20255,12725 20306,12304 20357,11966 20408,11684 20459,11447 20510,11244 20562,11071 20613,10922 20664,10797 20715,10693 20766,10609 20817,10546 20868,10503 20920,10481 20971,10483 21022,10509 21073,10564 21124,10654 21175,10784 21226,10968 21278,11226 21329,11594 21380,12150 21431,13121 21482,16130 21533,13701 21584,12155 21636,11284 21687,10667 21738,10185 21789,9790 21840,9457 21891,9171 21943,8922 21994,8705 22045,8515 22096,8348 22147,8202 22198,8075 22249,7966 22301,7873 22352,7795 22403,7732 22454,7681 22505,7643 22556,7617 22607,7602 22659,7598 22710,7603 22761,7618 22812,7643 22863,7676 22914,7718 22965,7768 23017,7827 23068,7893 23119,7968 23170,8050 23221,8141 23272,8239 23324,8346 23375,8462 23426,8586 23477,8720 23528,8863 23579,9018 23630,9183 23682,9361 23733,9552 23784,9759 23835,9984 23886,10229 23937,10498 23988,10797 24040,11134 24091,11521 24142,11978 24193,12539 24244,13282 24295,14420 24346,17378 24398,15533 24449,14119 24500,13418 24551,12975 24602,12669 24653,12449 24705,12290 24756,12176 24807,12098 24858,12052 24909,12031 24960,12035 25011,12060 25063,12107 25114,12175 25165,12264 25216,12375 25267,12510 25318,12671 25369,12861 25421,13087 25472,13354 25523,13676 25574,14070 25625,14574 25676,15259 25727,16335 25779,19127 25830,17461 25881,15978 25932,15239 25983,14766 26034,14435 26086,14195 26137,14020 26188,13893 26239,13805 26290,13750 26341,13722 26392,13719 26444,13737 26495,13774 26546,13829 26597,13901 26648,13990 26699,14096 26750,14221 26802,14368 26853,14540 26904,14746 26955,14999 27006,15316 27057,15734 27108,16326 27160,17293 27211,19869 27262,18290 27313,16671 27364,15806 27415,15211 27467,14755 27518,14388 27569,14081 27620,13820 27671,13595 27722,13399 27773,13228 27825,13078 27876,12946 27927,12832 27978,12732 28029,12646 28080,12573 28131,12512 28183,12462 28234,12422 28285,12393 28336,12373 28387,12363 28438,12362 28489,12369 28541,12386 28592,12411 28643,12444 28694,12486 28745,12536 28796,12594 28848,12662 28899,12738 28950,12823 29001,12918 29052,13021 29103,13135 29154,13260 29206,13396 29257,13543 29308,13703 29359,13877 29410,14066 29461,14272 29512,14496 29564,14743 29615,15013 29666,15311 29717,15645 29768,16021 29819,16453 29870,16958 29922,17580 29973,18389 30024,19589 30057,21470">
          <text:p/>
        </draw:polyline>
        <draw:polyline draw:style-name="gr4" draw:text-style-name="P2" draw:layer="layout" svg:width="30.05cm" svg:height="20.593cm" svg:x="5.644cm" svg:y="8.343cm" svg:viewBox="0 0 30051 20594" draw:points="0,6991 51,5740 102,5704 153,5648 205,5580 256,5505 307,5430 358,5359 409,5296 460,5242 511,5201 563,5173 614,5159 665,5160 716,5177 767,5212 818,5265 870,5338 921,5434 972,5556 1023,5706 1074,5892 1125,6121 1176,6407 1228,6772 1279,7257 1330,7955 1381,9157 1432,15563 1483,9251 1534,7996 1586,7278 1637,6782 1688,6408 1739,6116 1790,5881 1841,5690 1892,5536 1944,5411 1995,5313 2046,5238 2097,5186 2148,5154 2199,5142 2251,5151 2302,5181 2353,5233 2404,5311 2455,5416 2506,5554 2557,5734 2609,5967 2660,6276 2711,6701 2762,7334 2813,8461 2864,14249 2915,8441 2967,7095 3018,6286 3069,5693 3120,5219 3171,4818 3222,4469 3273,4158 3325,3877 3376,3620 3427,3385 3478,3171 3529,2979 3580,2811 3632,2670 3683,2558 3734,2480 3785,2438 3836,2437 3887,2483 3938,2581 3990,2739 4041,2965 4092,3277 4143,3709 4194,4346 4245,5462 4296,10358 4348,5556 4399,4192 4450,3386 4501,2810 4552,2364 4603,2007 4654,1718 4706,1481 4757,1287 4808,1126 4859,990 4910,875 4961,774 5013,685 5064,603 5115,527 5166,455 5217,387 5268,321 5319,259 5371,200 5422,146 5473,98 5524,57 5575,26 5626,7 5677,0 5729,8 5780,30 5831,68 5882,120 5933,185 5984,262 6035,350 6087,447 6138,552 6189,665 6240,784 6291,909 6342,1041 6394,1179 6445,1324 6496,1477 6547,1640 6598,1814 6649,2002 6700,2207 6752,2433 6803,2687 6854,2978 6905,3320 6956,3735 7007,4264 7058,4997 7110,6206 7161,10936 7212,6580 7263,5328 7314,4649 7365,4202 7416,3886 7468,3655 7519,3485 7570,3364 7621,3281 7672,3230 7723,3206 7775,3207 7826,3231 7877,3274 7928,3338 7979,3420 8030,3524 8081,3648 8133,3796 8184,3971 8235,4178 8286,4425 8337,4725 8388,5099 8439,5587 8491,6276 8542,7432 8593,11869 8644,7757 8695,6438 8746,5696 8797,5183 8849,4797 8900,4492 8951,4246 9002,4044 9053,3880 9104,3747 9156,3642 9207,3563 9258,3509 9309,3479 9360,3473 9411,3491 9462,3533 9514,3602 9565,3700 9616,3829 9667,3996 9718,4206 9769,4473 9820,4817 9872,5277 9923,5938 9974,7060 10025,11215 10076,7402 10127,6046 10178,5278 10230,4741 10281,4328 10332,3995 10383,3716 10434,3478 10485,3271 10537,3089 10588,2927 10639,2783 10690,2653 10741,2536 10792,2431 10843,2336 10895,2250 10946,2172 10997,2103 11048,2042 11099,1987 11150,1940 11201,1900 11253,1867 11304,1841 11355,1822 11406,1810 11457,1806 11508,1809 11559,1820 11611,1839 11662,1866 11713,1902 11764,1948 11815,2002 11866,2067 11918,2141 11969,2226 12020,2323 12071,2431 12122,2551 12173,2685 12224,2833 12276,2997 12327,3177 12378,3378 12429,3600 12480,3848 12531,4128 12582,4448 12634,4820 12685,5266 12736,5823 12787,6576 12838,7778 12889,11693 12940,8404 12992,7119 13043,6440 13094,5998 13145,5684 13196,5451 13247,5277 13299,5146 13350,5051 13401,4984 13452,4944 13503,4926 13554,4929 13605,4953 13657,4997 13708,5061 13759,5146 13810,5255 13861,5388 13912,5551 13963,5747 14015,5986 14066,6279 14117,6648 14168,7130 14219,7807 14270,8926 14321,12556 14373,9496 14424,8128 14475,7384 14526,6883 14577,6514 14628,6231 14680,6008 14731,5832 14782,5694 14833,5588 14884,5510 14935,5458 14986,5429 15038,5423 15089,5439 15140,5478 15191,5539 15242,5625 15293,5737 15344,5880 15396,6057 15447,6277 15498,6551 15549,6900 15600,7361 15651,8015 15702,9104 15754,12587 15805,9676 15856,8266 15907,7490 15958,6956 16009,6551 16060,6228 16112,5962 16163,5739 16214,5549 16265,5385 16316,5243 16367,5119 16419,5012 16470,4919 16521,4839 16572,4770 16623,4711 16674,4663 16725,4623 16777,4592 16828,4568 16879,4553 16930,4545 16981,4544 17032,4550 17083,4563 17135,4583 17186,4610 17237,4644 17288,4685 17339,4733 17390,4788 17441,4850 17493,4921 17544,4999 17595,5086 17646,5182 17697,5286 17748,5401 17800,5526 17851,5662 17902,5811 17953,5973 18004,6150 18055,6344 18106,6556 18158,6791 18209,7052 18260,7344 18311,7675 18362,8059 18413,8515 18464,9080 18516,9834 18567,11007 18618,14308 18669,11922 18720,10580 18771,9901 18822,9471 18874,9175 18925,8964 18976,8813 19027,8706 19078,8636 19129,8595 19181,8580 19232,8589 19283,8618 19334,8667 19385,8737 19436,8825 19487,8934 19539,9065 19590,9220 19641,9402 19692,9616 19743,9870 19794,10176 19845,10554 19897,11039 19948,11711 19999,12796 20050,15916 20101,13601 20152,12160 20203,11394 20255,10879 20306,10497 20357,10201 20408,9964 20459,9772 20510,9617 20562,9491 20613,9391 20664,9315 20715,9260 20766,9226 20817,9213 20868,9220 20920,9248 20971,9300 21022,9377 21073,9482 21124,9621 21175,9802 21226,10036 21278,10342 21329,10758 21380,11362 21431,12377 21482,15404 21533,13068 21584,11558 21636,10728 21687,10150 21738,9706 21789,9347 21840,9047 21891,8791 21943,8570 21994,8377 22045,8208 22096,8059 22147,7928 22198,7812 22249,7711 22301,7623 22352,7546 22403,7481 22454,7427 22505,7382 22556,7348 22607,7322 22659,7305 22710,7296 22761,7296 22812,7304 22863,7319 22914,7343 22965,7375 23017,7414 23068,7461 23119,7516 23170,7579 23221,7651 23272,7730 23324,7818 23375,7915 23426,8021 23477,8136 23528,8262 23579,8399 23630,8548 23682,8710 23733,8886 23784,9078 23835,9289 23886,9520 23937,9777 23988,10064 24040,10390 24091,10766 24142,11213 24193,11765 24244,12499 24295,13629 24346,16571 24398,14735 24449,13314 24500,12607 24551,12160 24602,11851 24653,11628 24705,11467 24756,11352 24807,11273 24858,11226 24909,11206 24960,11210 25011,11237 25063,11285 25114,11354 25165,11444 25216,11556 25267,11692 25318,11853 25369,12044 25421,12268 25472,12534 25523,12853 25574,13244 25625,13743 25676,14424 25727,15498 25779,18320 25830,16565 25881,15080 25932,14325 25983,13833 26034,13480 26086,13215 26137,13012 26188,12855 26239,12735 26290,12646 26341,12584 26392,12545 26444,12529 26495,12533 26546,12557 26597,12601 26648,12665 26699,12752 26750,12863 26802,13002 26853,13174 26904,13385 26955,13647 27006,13979 27057,14417 27108,15033 27160,16033 27211,18714 27262,17021 27313,15448 27364,14618 27415,14051 27467,13621 27518,13277 27569,12993 27620,12753 27671,12548 27722,12370 27773,12215 27825,12081 27876,11963 27927,11861 27978,11773 28029,11698 28080,11635 28131,11582 28183,11540 28234,11508 28285,11486 28336,11473 28387,11469 28438,11474 28489,11488 28541,11510 28592,11541 28643,11580 28694,11628 28745,11684 28796,11750 28848,11824 28899,11908 28950,12001 29001,12103 29052,12216 29103,12339 29154,12474 29206,12620 29257,12779 29308,12951 29359,13138 29410,13340 29461,13559 29512,13799 29564,14060 29615,14345 29666,14661 29717,15012 29768,15406 29819,15855 29870,16380 29922,17018 29973,17840 30024,19056 30051,20594">
          <text:p/>
        </draw:polyline>
        <draw:line draw:style-name="gr6" draw:text-style-name="P3" draw:layer="layout" svg:x1="5.644cm" svg:y1="28.933cm" svg:x2="46.566cm" svg:y2="28.933cm">
          <text:p/>
        </draw:line>
        <draw:line draw:style-name="gr6" draw:text-style-name="P2" draw:layer="layout" svg:x1="5.644cm" svg:y1="0.146cm" svg:x2="46.566cm" svg:y2="0.146cm">
          <text:p/>
        </draw:line>
        <draw:line draw:style-name="gr6" draw:text-style-name="P2" draw:layer="layout" svg:x1="5.644cm" svg:y1="28.932cm" svg:x2="5.644cm" svg:y2="28.523cm">
          <text:p/>
        </draw:line>
        <draw:line draw:style-name="gr6" draw:text-style-name="P2" draw:layer="layout" svg:x1="15.874cm" svg:y1="28.932cm" svg:x2="15.874cm" svg:y2="28.523cm">
          <text:p/>
        </draw:line>
        <draw:line draw:style-name="gr6" draw:text-style-name="P2" draw:layer="layout" svg:x1="26.105cm" svg:y1="28.932cm" svg:x2="26.105cm" svg:y2="28.523cm">
          <text:p/>
        </draw:line>
        <draw:line draw:style-name="gr6" draw:text-style-name="P2" draw:layer="layout" svg:x1="5.644cm" svg:y1="0.146cm" svg:x2="5.644cm" svg:y2="0.555cm">
          <text:p/>
        </draw:line>
        <draw:line draw:style-name="gr6" draw:text-style-name="P2" draw:layer="layout" svg:x1="15.874cm" svg:y1="0.146cm" svg:x2="15.874cm" svg:y2="0.555cm">
          <text:p/>
        </draw:line>
        <draw:line draw:style-name="gr6" draw:text-style-name="P2" draw:layer="layout" svg:x1="26.105cm" svg:y1="0.146cm" svg:x2="26.105cm" svg:y2="0.555cm">
          <text:p/>
        </draw:line>
        <draw:line draw:style-name="gr6" draw:text-style-name="P2" draw:layer="layout" svg:x1="36.336cm" svg:y1="0.146cm" svg:x2="36.336cm" svg:y2="0.555cm">
          <text:p/>
        </draw:line>
        <draw:line draw:style-name="gr6" draw:text-style-name="P2" draw:layer="layout" svg:x1="46.566cm" svg:y1="0.146cm" svg:x2="46.566cm" svg:y2="0.555cm">
          <text:p/>
        </draw:line>
        <draw:line draw:style-name="gr6" draw:text-style-name="P2" draw:layer="layout" svg:x1="5.644cm" svg:y1="28.933cm" svg:x2="5.644cm" svg:y2="0.146cm">
          <text:p/>
        </draw:line>
        <draw:line draw:style-name="gr6" draw:text-style-name="P2" draw:layer="layout" svg:x1="46.566cm" svg:y1="28.933cm" svg:x2="46.566cm" svg:y2="0.146cm">
          <text:p/>
        </draw:line>
        <draw:line draw:style-name="gr6" draw:text-style-name="P2" draw:layer="layout" svg:x1="5.644cm" svg:y1="20.708cm" svg:x2="6.053cm" svg:y2="20.708cm">
          <text:p/>
        </draw:line>
        <draw:line draw:style-name="gr6" draw:text-style-name="P2" draw:layer="layout" svg:x1="5.644cm" svg:y1="12.483cm" svg:x2="6.053cm" svg:y2="12.483cm">
          <text:p/>
        </draw:line>
        <draw:line draw:style-name="gr6" draw:text-style-name="P2" draw:layer="layout" svg:x1="5.644cm" svg:y1="4.258cm" svg:x2="6.053cm" svg:y2="4.258cm">
          <text:p/>
        </draw:line>
        <draw:line draw:style-name="gr6" draw:text-style-name="P2" draw:layer="layout" svg:x1="46.566cm" svg:y1="12.483cm" svg:x2="46.157cm" svg:y2="12.483cm">
          <text:p/>
        </draw:line>
        <draw:line draw:style-name="gr6" draw:text-style-name="P2" draw:layer="layout" svg:x1="46.566cm" svg:y1="4.258cm" svg:x2="46.157cm" svg:y2="4.258cm">
          <text:p/>
        </draw:line>
        <draw:line draw:style-name="gr6" draw:text-style-name="P3" draw:layer="layout" svg:x1="5.644cm" svg:y1="28.933cm" svg:x2="5.849cm" svg:y2="28.933cm">
          <text:p/>
        </draw:line>
        <draw:line draw:style-name="gr6" draw:text-style-name="P2" draw:layer="layout" svg:x1="5.644cm" svg:y1="27.695cm" svg:x2="5.849cm" svg:y2="27.695cm">
          <text:p/>
        </draw:line>
        <draw:line draw:style-name="gr6" draw:text-style-name="P2" draw:layer="layout" svg:x1="5.644cm" svg:y1="26.97cm" svg:x2="5.849cm" svg:y2="26.97cm">
          <text:p/>
        </draw:line>
        <draw:line draw:style-name="gr6" draw:text-style-name="P2" draw:layer="layout" svg:x1="5.644cm" svg:y1="26.457cm" svg:x2="5.849cm" svg:y2="26.457cm">
          <text:p/>
        </draw:line>
        <draw:line draw:style-name="gr6" draw:text-style-name="P2" draw:layer="layout" svg:x1="5.644cm" svg:y1="26.058cm" svg:x2="5.849cm" svg:y2="26.058cm">
          <text:p/>
        </draw:line>
        <draw:line draw:style-name="gr6" draw:text-style-name="P2" draw:layer="layout" svg:x1="5.644cm" svg:y1="25.732cm" svg:x2="5.849cm" svg:y2="25.732cm">
          <text:p/>
        </draw:line>
        <draw:line draw:style-name="gr6" draw:text-style-name="P2" draw:layer="layout" svg:x1="5.644cm" svg:y1="25.457cm" svg:x2="5.849cm" svg:y2="25.457cm">
          <text:p/>
        </draw:line>
        <draw:line draw:style-name="gr6" draw:text-style-name="P2" draw:layer="layout" svg:x1="5.644cm" svg:y1="25.219cm" svg:x2="5.849cm" svg:y2="25.219cm">
          <text:p/>
        </draw:line>
        <draw:line draw:style-name="gr6" draw:text-style-name="P2" draw:layer="layout" svg:x1="5.644cm" svg:y1="25.008cm" svg:x2="5.849cm" svg:y2="25.008cm">
          <text:p/>
        </draw:line>
        <draw:line draw:style-name="gr6" draw:text-style-name="P2" draw:layer="layout" svg:x1="5.644cm" svg:y1="24.82cm" svg:x2="5.849cm" svg:y2="24.82cm">
          <text:p/>
        </draw:line>
        <draw:line draw:style-name="gr6" draw:text-style-name="P2" draw:layer="layout" svg:x1="5.644cm" svg:y1="23.582cm" svg:x2="5.849cm" svg:y2="23.582cm">
          <text:p/>
        </draw:line>
        <draw:line draw:style-name="gr6" draw:text-style-name="P2" draw:layer="layout" svg:x1="5.644cm" svg:y1="22.858cm" svg:x2="5.849cm" svg:y2="22.858cm">
          <text:p/>
        </draw:line>
        <draw:line draw:style-name="gr6" draw:text-style-name="P2" draw:layer="layout" svg:x1="5.644cm" svg:y1="22.344cm" svg:x2="5.849cm" svg:y2="22.344cm">
          <text:p/>
        </draw:line>
        <draw:line draw:style-name="gr6" draw:text-style-name="P2" draw:layer="layout" svg:x1="5.644cm" svg:y1="21.946cm" svg:x2="5.849cm" svg:y2="21.946cm">
          <text:p/>
        </draw:line>
        <draw:line draw:style-name="gr6" draw:text-style-name="P2" draw:layer="layout" svg:x1="5.644cm" svg:y1="21.62cm" svg:x2="5.849cm" svg:y2="21.62cm">
          <text:p/>
        </draw:line>
        <draw:line draw:style-name="gr6" draw:text-style-name="P2" draw:layer="layout" svg:x1="5.644cm" svg:y1="21.345cm" svg:x2="5.849cm" svg:y2="21.345cm">
          <text:p/>
        </draw:line>
        <draw:line draw:style-name="gr6" draw:text-style-name="P2" draw:layer="layout" svg:x1="5.644cm" svg:y1="21.106cm" svg:x2="5.849cm" svg:y2="21.106cm">
          <text:p/>
        </draw:line>
        <draw:line draw:style-name="gr6" draw:text-style-name="P2" draw:layer="layout" svg:x1="5.644cm" svg:y1="20.896cm" svg:x2="5.849cm" svg:y2="20.896cm">
          <text:p/>
        </draw:line>
        <draw:line draw:style-name="gr6" draw:text-style-name="P2" draw:layer="layout" svg:x1="5.644cm" svg:y1="20.708cm" svg:x2="5.849cm" svg:y2="20.708cm">
          <text:p/>
        </draw:line>
        <draw:line draw:style-name="gr6" draw:text-style-name="P2" draw:layer="layout" svg:x1="5.644cm" svg:y1="19.47cm" svg:x2="5.849cm" svg:y2="19.47cm">
          <text:p/>
        </draw:line>
        <draw:line draw:style-name="gr6" draw:text-style-name="P2" draw:layer="layout" svg:x1="5.644cm" svg:y1="18.746cm" svg:x2="5.849cm" svg:y2="18.746cm">
          <text:p/>
        </draw:line>
        <draw:line draw:style-name="gr6" draw:text-style-name="P2" draw:layer="layout" svg:x1="5.644cm" svg:y1="18.232cm" svg:x2="5.849cm" svg:y2="18.232cm">
          <text:p/>
        </draw:line>
        <draw:line draw:style-name="gr6" draw:text-style-name="P2" draw:layer="layout" svg:x1="5.644cm" svg:y1="17.833cm" svg:x2="5.849cm" svg:y2="17.833cm">
          <text:p/>
        </draw:line>
        <draw:line draw:style-name="gr6" draw:text-style-name="P2" draw:layer="layout" svg:x1="5.644cm" svg:y1="17.508cm" svg:x2="5.849cm" svg:y2="17.508cm">
          <text:p/>
        </draw:line>
        <draw:line draw:style-name="gr6" draw:text-style-name="P2" draw:layer="layout" svg:x1="5.644cm" svg:y1="17.232cm" svg:x2="5.849cm" svg:y2="17.232cm">
          <text:p/>
        </draw:line>
        <draw:line draw:style-name="gr6" draw:text-style-name="P2" draw:layer="layout" svg:x1="5.644cm" svg:y1="16.994cm" svg:x2="5.849cm" svg:y2="16.994cm">
          <text:p/>
        </draw:line>
        <draw:line draw:style-name="gr6" draw:text-style-name="P2" draw:layer="layout" svg:x1="5.644cm" svg:y1="16.784cm" svg:x2="5.849cm" svg:y2="16.784cm">
          <text:p/>
        </draw:line>
        <draw:line draw:style-name="gr6" draw:text-style-name="P2" draw:layer="layout" svg:x1="5.644cm" svg:y1="16.595cm" svg:x2="5.849cm" svg:y2="16.595cm">
          <text:p/>
        </draw:line>
        <draw:line draw:style-name="gr6" draw:text-style-name="P2" draw:layer="layout" svg:x1="5.644cm" svg:y1="15.357cm" svg:x2="5.849cm" svg:y2="15.357cm">
          <text:p/>
        </draw:line>
        <draw:line draw:style-name="gr6" draw:text-style-name="P2" draw:layer="layout" svg:x1="5.644cm" svg:y1="14.633cm" svg:x2="5.849cm" svg:y2="14.633cm">
          <text:p/>
        </draw:line>
        <draw:line draw:style-name="gr6" draw:text-style-name="P2" draw:layer="layout" svg:x1="5.644cm" svg:y1="14.119cm" svg:x2="5.849cm" svg:y2="14.119cm">
          <text:p/>
        </draw:line>
        <draw:line draw:style-name="gr6" draw:text-style-name="P2" draw:layer="layout" svg:x1="5.644cm" svg:y1="13.721cm" svg:x2="5.849cm" svg:y2="13.721cm">
          <text:p/>
        </draw:line>
        <draw:line draw:style-name="gr6" draw:text-style-name="P2" draw:layer="layout" svg:x1="5.644cm" svg:y1="13.395cm" svg:x2="5.849cm" svg:y2="13.395cm">
          <text:p/>
        </draw:line>
        <draw:line draw:style-name="gr6" draw:text-style-name="P2" draw:layer="layout" svg:x1="5.644cm" svg:y1="13.12cm" svg:x2="5.849cm" svg:y2="13.12cm">
          <text:p/>
        </draw:line>
        <draw:line draw:style-name="gr6" draw:text-style-name="P2" draw:layer="layout" svg:x1="5.644cm" svg:y1="12.882cm" svg:x2="5.849cm" svg:y2="12.882cm">
          <text:p/>
        </draw:line>
        <draw:line draw:style-name="gr6" draw:text-style-name="P2" draw:layer="layout" svg:x1="5.644cm" svg:y1="12.671cm" svg:x2="5.849cm" svg:y2="12.671cm">
          <text:p/>
        </draw:line>
        <draw:line draw:style-name="gr6" draw:text-style-name="P2" draw:layer="layout" svg:x1="5.644cm" svg:y1="12.483cm" svg:x2="5.849cm" svg:y2="12.483cm">
          <text:p/>
        </draw:line>
        <draw:line draw:style-name="gr6" draw:text-style-name="P2" draw:layer="layout" svg:x1="5.644cm" svg:y1="12.483cm" svg:x2="5.849cm" svg:y2="12.483cm">
          <text:p/>
        </draw:line>
        <draw:line draw:style-name="gr6" draw:text-style-name="P2" draw:layer="layout" svg:x1="5.644cm" svg:y1="11.245cm" svg:x2="5.849cm" svg:y2="11.245cm">
          <text:p/>
        </draw:line>
        <draw:line draw:style-name="gr6" draw:text-style-name="P2" draw:layer="layout" svg:x1="5.644cm" svg:y1="10.521cm" svg:x2="5.849cm" svg:y2="10.521cm">
          <text:p/>
        </draw:line>
        <draw:line draw:style-name="gr6" draw:text-style-name="P2" draw:layer="layout" svg:x1="5.644cm" svg:y1="10.007cm" svg:x2="5.849cm" svg:y2="10.007cm">
          <text:p/>
        </draw:line>
        <draw:line draw:style-name="gr6" draw:text-style-name="P2" draw:layer="layout" svg:x1="5.644cm" svg:y1="9.609cm" svg:x2="5.849cm" svg:y2="9.609cm">
          <text:p/>
        </draw:line>
        <draw:line draw:style-name="gr6" draw:text-style-name="P2" draw:layer="layout" svg:x1="5.644cm" svg:y1="9.283cm" svg:x2="5.849cm" svg:y2="9.283cm">
          <text:p/>
        </draw:line>
        <draw:line draw:style-name="gr6" draw:text-style-name="P2" draw:layer="layout" svg:x1="5.644cm" svg:y1="9.008cm" svg:x2="5.849cm" svg:y2="9.008cm">
          <text:p/>
        </draw:line>
        <draw:line draw:style-name="gr6" draw:text-style-name="P2" draw:layer="layout" svg:x1="5.644cm" svg:y1="8.769cm" svg:x2="5.849cm" svg:y2="8.769cm">
          <text:p/>
        </draw:line>
        <draw:line draw:style-name="gr6" draw:text-style-name="P2" draw:layer="layout" svg:x1="5.644cm" svg:y1="8.559cm" svg:x2="5.849cm" svg:y2="8.559cm">
          <text:p/>
        </draw:line>
        <draw:line draw:style-name="gr6" draw:text-style-name="P2" draw:layer="layout" svg:x1="5.644cm" svg:y1="8.371cm" svg:x2="5.849cm" svg:y2="8.371cm">
          <text:p/>
        </draw:line>
        <draw:line draw:style-name="gr6" draw:text-style-name="P2" draw:layer="layout" svg:x1="5.644cm" svg:y1="7.133cm" svg:x2="5.849cm" svg:y2="7.133cm">
          <text:p/>
        </draw:line>
        <draw:line draw:style-name="gr6" draw:text-style-name="P2" draw:layer="layout" svg:x1="5.644cm" svg:y1="6.408cm" svg:x2="5.849cm" svg:y2="6.408cm">
          <text:p/>
        </draw:line>
        <draw:line draw:style-name="gr6" draw:text-style-name="P2" draw:layer="layout" svg:x1="5.644cm" svg:y1="5.895cm" svg:x2="5.849cm" svg:y2="5.895cm">
          <text:p/>
        </draw:line>
        <draw:line draw:style-name="gr6" draw:text-style-name="P2" draw:layer="layout" svg:x1="5.644cm" svg:y1="5.496cm" svg:x2="5.849cm" svg:y2="5.496cm">
          <text:p/>
        </draw:line>
        <draw:line draw:style-name="gr6" draw:text-style-name="P2" draw:layer="layout" svg:x1="5.644cm" svg:y1="5.171cm" svg:x2="5.849cm" svg:y2="5.171cm">
          <text:p/>
        </draw:line>
        <draw:line draw:style-name="gr6" draw:text-style-name="P2" draw:layer="layout" svg:x1="5.644cm" svg:y1="4.895cm" svg:x2="5.849cm" svg:y2="4.895cm">
          <text:p/>
        </draw:line>
        <draw:line draw:style-name="gr6" draw:text-style-name="P2" draw:layer="layout" svg:x1="5.644cm" svg:y1="4.657cm" svg:x2="5.849cm" svg:y2="4.657cm">
          <text:p/>
        </draw:line>
        <draw:line draw:style-name="gr6" draw:text-style-name="P2" draw:layer="layout" svg:x1="5.644cm" svg:y1="4.446cm" svg:x2="5.849cm" svg:y2="4.446cm">
          <text:p/>
        </draw:line>
        <draw:line draw:style-name="gr6" draw:text-style-name="P2" draw:layer="layout" svg:x1="5.644cm" svg:y1="4.258cm" svg:x2="5.849cm" svg:y2="4.258cm">
          <text:p/>
        </draw:line>
        <draw:line draw:style-name="gr6" draw:text-style-name="P2" draw:layer="layout" svg:x1="5.644cm" svg:y1="3.02cm" svg:x2="5.849cm" svg:y2="3.02cm">
          <text:p/>
        </draw:line>
        <draw:line draw:style-name="gr6" draw:text-style-name="P2" draw:layer="layout" svg:x1="5.644cm" svg:y1="2.296cm" svg:x2="5.849cm" svg:y2="2.296cm">
          <text:p/>
        </draw:line>
        <draw:line draw:style-name="gr6" draw:text-style-name="P2" draw:layer="layout" svg:x1="5.644cm" svg:y1="1.782cm" svg:x2="5.849cm" svg:y2="1.782cm">
          <text:p/>
        </draw:line>
        <draw:line draw:style-name="gr6" draw:text-style-name="P2" draw:layer="layout" svg:x1="5.644cm" svg:y1="1.384cm" svg:x2="5.849cm" svg:y2="1.384cm">
          <text:p/>
        </draw:line>
        <draw:line draw:style-name="gr6" draw:text-style-name="P2" draw:layer="layout" svg:x1="5.644cm" svg:y1="1.058cm" svg:x2="5.849cm" svg:y2="1.058cm">
          <text:p/>
        </draw:line>
        <draw:line draw:style-name="gr6" draw:text-style-name="P2" draw:layer="layout" svg:x1="5.644cm" svg:y1="0.783cm" svg:x2="5.849cm" svg:y2="0.783cm">
          <text:p/>
        </draw:line>
        <draw:line draw:style-name="gr6" draw:text-style-name="P2" draw:layer="layout" svg:x1="5.644cm" svg:y1="0.544cm" svg:x2="5.849cm" svg:y2="0.544cm">
          <text:p/>
        </draw:line>
        <draw:line draw:style-name="gr6" draw:text-style-name="P2" draw:layer="layout" svg:x1="5.644cm" svg:y1="0.334cm" svg:x2="5.849cm" svg:y2="0.334cm">
          <text:p/>
        </draw:line>
        <draw:line draw:style-name="gr6" draw:text-style-name="P2" draw:layer="layout" svg:x1="5.644cm" svg:y1="0.146cm" svg:x2="5.849cm" svg:y2="0.146cm">
          <text:p/>
        </draw:line>
        <draw:line draw:style-name="gr6" draw:text-style-name="P2" draw:layer="layout" svg:x1="46.567cm" svg:y1="15.357cm" svg:x2="46.362cm" svg:y2="15.357cm">
          <text:p/>
        </draw:line>
        <draw:line draw:style-name="gr6" draw:text-style-name="P2" draw:layer="layout" svg:x1="46.567cm" svg:y1="14.633cm" svg:x2="46.362cm" svg:y2="14.633cm">
          <text:p/>
        </draw:line>
        <draw:line draw:style-name="gr6" draw:text-style-name="P2" draw:layer="layout" svg:x1="46.567cm" svg:y1="14.119cm" svg:x2="46.362cm" svg:y2="14.119cm">
          <text:p/>
        </draw:line>
        <draw:line draw:style-name="gr6" draw:text-style-name="P2" draw:layer="layout" svg:x1="46.567cm" svg:y1="13.721cm" svg:x2="46.362cm" svg:y2="13.721cm">
          <text:p/>
        </draw:line>
        <draw:line draw:style-name="gr6" draw:text-style-name="P2" draw:layer="layout" svg:x1="46.567cm" svg:y1="13.395cm" svg:x2="46.362cm" svg:y2="13.395cm">
          <text:p/>
        </draw:line>
        <draw:line draw:style-name="gr6" draw:text-style-name="P2" draw:layer="layout" svg:x1="46.567cm" svg:y1="13.12cm" svg:x2="46.362cm" svg:y2="13.12cm">
          <text:p/>
        </draw:line>
        <draw:line draw:style-name="gr6" draw:text-style-name="P2" draw:layer="layout" svg:x1="46.567cm" svg:y1="12.882cm" svg:x2="46.362cm" svg:y2="12.882cm">
          <text:p/>
        </draw:line>
        <draw:line draw:style-name="gr6" draw:text-style-name="P2" draw:layer="layout" svg:x1="46.567cm" svg:y1="12.671cm" svg:x2="46.362cm" svg:y2="12.671cm">
          <text:p/>
        </draw:line>
        <draw:line draw:style-name="gr6" draw:text-style-name="P2" draw:layer="layout" svg:x1="46.567cm" svg:y1="12.483cm" svg:x2="46.362cm" svg:y2="12.483cm">
          <text:p/>
        </draw:line>
        <draw:line draw:style-name="gr6" draw:text-style-name="P2" draw:layer="layout" svg:x1="46.567cm" svg:y1="12.483cm" svg:x2="46.362cm" svg:y2="12.483cm">
          <text:p/>
        </draw:line>
        <draw:line draw:style-name="gr6" draw:text-style-name="P2" draw:layer="layout" svg:x1="46.567cm" svg:y1="11.245cm" svg:x2="46.362cm" svg:y2="11.245cm">
          <text:p/>
        </draw:line>
        <draw:line draw:style-name="gr6" draw:text-style-name="P2" draw:layer="layout" svg:x1="46.567cm" svg:y1="10.521cm" svg:x2="46.362cm" svg:y2="10.521cm">
          <text:p/>
        </draw:line>
        <draw:line draw:style-name="gr6" draw:text-style-name="P2" draw:layer="layout" svg:x1="46.567cm" svg:y1="10.007cm" svg:x2="46.362cm" svg:y2="10.007cm">
          <text:p/>
        </draw:line>
        <draw:line draw:style-name="gr6" draw:text-style-name="P2" draw:layer="layout" svg:x1="46.567cm" svg:y1="9.609cm" svg:x2="46.362cm" svg:y2="9.609cm">
          <text:p/>
        </draw:line>
        <draw:line draw:style-name="gr6" draw:text-style-name="P2" draw:layer="layout" svg:x1="46.567cm" svg:y1="9.283cm" svg:x2="46.362cm" svg:y2="9.283cm">
          <text:p/>
        </draw:line>
        <draw:line draw:style-name="gr6" draw:text-style-name="P2" draw:layer="layout" svg:x1="46.567cm" svg:y1="9.008cm" svg:x2="46.362cm" svg:y2="9.008cm">
          <text:p/>
        </draw:line>
        <draw:line draw:style-name="gr6" draw:text-style-name="P2" draw:layer="layout" svg:x1="46.567cm" svg:y1="8.769cm" svg:x2="46.362cm" svg:y2="8.769cm">
          <text:p/>
        </draw:line>
        <draw:line draw:style-name="gr6" draw:text-style-name="P2" draw:layer="layout" svg:x1="46.567cm" svg:y1="8.559cm" svg:x2="46.362cm" svg:y2="8.559cm">
          <text:p/>
        </draw:line>
        <draw:line draw:style-name="gr6" draw:text-style-name="P2" draw:layer="layout" svg:x1="46.567cm" svg:y1="8.371cm" svg:x2="46.362cm" svg:y2="8.371cm">
          <text:p/>
        </draw:line>
        <draw:line draw:style-name="gr6" draw:text-style-name="P2" draw:layer="layout" svg:x1="46.567cm" svg:y1="7.133cm" svg:x2="46.362cm" svg:y2="7.133cm">
          <text:p/>
        </draw:line>
        <draw:line draw:style-name="gr6" draw:text-style-name="P2" draw:layer="layout" svg:x1="46.567cm" svg:y1="6.408cm" svg:x2="46.362cm" svg:y2="6.408cm">
          <text:p/>
        </draw:line>
        <draw:line draw:style-name="gr6" draw:text-style-name="P2" draw:layer="layout" svg:x1="46.567cm" svg:y1="5.895cm" svg:x2="46.362cm" svg:y2="5.895cm">
          <text:p/>
        </draw:line>
        <draw:line draw:style-name="gr6" draw:text-style-name="P2" draw:layer="layout" svg:x1="46.567cm" svg:y1="5.496cm" svg:x2="46.362cm" svg:y2="5.496cm">
          <text:p/>
        </draw:line>
        <draw:line draw:style-name="gr6" draw:text-style-name="P2" draw:layer="layout" svg:x1="46.567cm" svg:y1="5.171cm" svg:x2="46.362cm" svg:y2="5.171cm">
          <text:p/>
        </draw:line>
        <draw:line draw:style-name="gr6" draw:text-style-name="P2" draw:layer="layout" svg:x1="46.567cm" svg:y1="4.895cm" svg:x2="46.362cm" svg:y2="4.895cm">
          <text:p/>
        </draw:line>
        <draw:line draw:style-name="gr6" draw:text-style-name="P2" draw:layer="layout" svg:x1="46.567cm" svg:y1="4.657cm" svg:x2="46.362cm" svg:y2="4.657cm">
          <text:p/>
        </draw:line>
        <draw:line draw:style-name="gr6" draw:text-style-name="P2" draw:layer="layout" svg:x1="46.567cm" svg:y1="4.446cm" svg:x2="46.362cm" svg:y2="4.446cm">
          <text:p/>
        </draw:line>
        <draw:line draw:style-name="gr6" draw:text-style-name="P2" draw:layer="layout" svg:x1="46.567cm" svg:y1="4.258cm" svg:x2="46.362cm" svg:y2="4.258cm">
          <text:p/>
        </draw:line>
        <draw:line draw:style-name="gr6" draw:text-style-name="P2" draw:layer="layout" svg:x1="46.567cm" svg:y1="3.02cm" svg:x2="46.362cm" svg:y2="3.02cm">
          <text:p/>
        </draw:line>
        <draw:line draw:style-name="gr6" draw:text-style-name="P2" draw:layer="layout" svg:x1="46.567cm" svg:y1="2.296cm" svg:x2="46.362cm" svg:y2="2.296cm">
          <text:p/>
        </draw:line>
        <draw:line draw:style-name="gr6" draw:text-style-name="P2" draw:layer="layout" svg:x1="46.567cm" svg:y1="1.782cm" svg:x2="46.362cm" svg:y2="1.782cm">
          <text:p/>
        </draw:line>
        <draw:line draw:style-name="gr6" draw:text-style-name="P2" draw:layer="layout" svg:x1="46.567cm" svg:y1="1.384cm" svg:x2="46.362cm" svg:y2="1.384cm">
          <text:p/>
        </draw:line>
        <draw:line draw:style-name="gr6" draw:text-style-name="P2" draw:layer="layout" svg:x1="46.567cm" svg:y1="1.058cm" svg:x2="46.362cm" svg:y2="1.058cm">
          <text:p/>
        </draw:line>
        <draw:line draw:style-name="gr6" draw:text-style-name="P2" draw:layer="layout" svg:x1="46.567cm" svg:y1="0.783cm" svg:x2="46.362cm" svg:y2="0.783cm">
          <text:p/>
        </draw:line>
        <draw:line draw:style-name="gr6" draw:text-style-name="P2" draw:layer="layout" svg:x1="46.567cm" svg:y1="0.544cm" svg:x2="46.362cm" svg:y2="0.544cm">
          <text:p/>
        </draw:line>
        <draw:line draw:style-name="gr6" draw:text-style-name="P2" draw:layer="layout" svg:x1="46.567cm" svg:y1="0.334cm" svg:x2="46.362cm" svg:y2="0.334cm">
          <text:p/>
        </draw:line>
        <draw:line draw:style-name="gr6" draw:text-style-name="P2" draw:layer="layout" svg:x1="46.567cm" svg:y1="0.146cm" svg:x2="46.362cm" svg:y2="0.146cm">
          <text:p/>
        </draw:line>
        <draw:line draw:style-name="gr5" draw:text-style-name="P2" draw:layer="layout" svg:x1="38.542cm" svg:y1="2.6cm" svg:x2="40.142cm" svg:y2="2.6cm">
          <text:p/>
        </draw:line>
        <draw:line draw:style-name="gr2" draw:text-style-name="P2" draw:layer="layout" svg:x1="38.6cm" svg:y1="4.6cm" svg:x2="40.2cm" svg:y2="4.6cm">
          <text:p/>
        </draw:line>
        <draw:line draw:style-name="gr3" draw:text-style-name="P2" draw:layer="layout" svg:x1="38.6cm" svg:y1="6.6cm" svg:x2="40.2cm" svg:y2="6.6cm">
          <text:p/>
        </draw:line>
        <draw:line draw:style-name="gr4" draw:text-style-name="P2" draw:layer="layout" svg:x1="38.6cm" svg:y1="8.6cm" svg:x2="40.2cm" svg:y2="8.6cm">
          <text:p/>
        </draw:line>
        <draw:frame draw:style-name="gr7" draw:text-style-name="P5" draw:layer="layout" svg:width="0.849cm" svg:height="2.008cm" svg:x="5.291cm" svg:y="28.985cm">
          <draw:text-box>
            <text:p text:style-name="P4"><text:span text:style-name="T1">0</text:span></text:p>
          </draw:text-box>
        </draw:frame>
        <draw:frame draw:style-name="gr7" draw:text-style-name="P5" draw:layer="layout" svg:width="2.165cm" svg:height="2.008cm" svg:x="14.763cm" svg:y="28.985cm">
          <draw:text-box>
            <text:p text:style-name="P4"><text:span text:style-name="T1">0.5</text:span></text:p>
          </draw:text-box>
        </draw:frame>
        <draw:frame draw:style-name="gr7" draw:text-style-name="P5" draw:layer="layout" svg:width="0.849cm" svg:height="2.008cm" svg:x="25.652cm" svg:y="28.985cm">
          <draw:text-box>
            <text:p text:style-name="P4"><text:span text:style-name="T1">1</text:span></text:p>
          </draw:text-box>
        </draw:frame>
        <draw:frame draw:style-name="gr7" draw:text-style-name="P5" draw:layer="layout" svg:width="2.165cm" svg:height="2.008cm" svg:x="35.224cm" svg:y="28.985cm">
          <draw:text-box>
            <text:p text:style-name="P4"><text:span text:style-name="T1">1.5</text:span></text:p>
          </draw:text-box>
        </draw:frame>
        <draw:frame draw:style-name="gr7" draw:text-style-name="P5" draw:layer="layout" svg:width="0.849cm" svg:height="2.008cm" svg:x="46.113cm" svg:y="28.985cm">
          <draw:text-box>
            <text:p text:style-name="P4"><text:span text:style-name="T1">2</text:span></text:p>
          </draw:text-box>
        </draw:frame>
        <draw:frame draw:style-name="gr8" draw:text-style-name="P7" draw:layer="layout" svg:width="41cm" svg:height="2.761cm" svg:x="5.6cm" svg:y="30.5cm">
          <draw:text-box>
            <text:p text:style-name="P6"><text:span text:style-name="T2">Frequency</text:span><text:span text:style-name="T3"> (THz)</text:span></text:p>
          </draw:text-box>
        </draw:frame>
        <draw:frame draw:style-name="gr7" draw:text-style-name="P5" draw:layer="layout" svg:width="2.512cm" svg:height="2.008cm" svg:x="2.739cm" svg:y="19.672cm">
          <draw:text-box>
            <text:p text:style-name="P4"><text:span text:style-name="T1">10</text:span><text:span text:style-name="T4">-6</text:span></text:p>
          </draw:text-box>
        </draw:frame>
        <draw:frame draw:style-name="gr7" draw:text-style-name="P5" draw:layer="layout" svg:width="2.512cm" svg:height="2.008cm" svg:x="2.739cm" svg:y="11.552cm">
          <draw:text-box>
            <text:p text:style-name="P4"><text:span text:style-name="T1">10</text:span><text:span text:style-name="T4">-4</text:span></text:p>
          </draw:text-box>
        </draw:frame>
        <draw:frame draw:style-name="gr7" draw:text-style-name="P5" draw:layer="layout" svg:width="2.512cm" svg:height="2.008cm" svg:x="2.7cm" svg:y="3.3cm">
          <draw:text-box>
            <text:p text:style-name="P4"><text:span text:style-name="T1">10</text:span><text:span text:style-name="T4">-2</text:span></text:p>
          </draw:text-box>
        </draw:frame>
        <draw:frame draw:style-name="gr9" draw:text-style-name="P7" draw:layer="layout" svg:width="28.8cm" svg:height="2.761cm" draw:transform="rotate (1.5707963267949) translate (-0.361cm 28.9cm)">
          <draw:text-box>
            <text:p text:style-name="P6"><text:span text:style-name="T3">Amplitude (A.U.)</text:span></text:p>
          </draw:text-box>
        </draw:frame>
        <draw:frame draw:style-name="gr7" draw:text-style-name="P5" draw:layer="layout" svg:width="0.849cm" svg:height="2.008cm" svg:x="40.551cm" svg:y="1.6cm">
          <draw:text-box>
            <text:p text:style-name="P4"><text:span text:style-name="T5">0</text:span></text:p>
          </draw:text-box>
        </draw:frame>
        <draw:frame draw:style-name="gr7" draw:text-style-name="P5" draw:layer="layout" svg:width="3.859cm" svg:height="2.008cm" svg:x="40.641cm" svg:y="3.6cm">
          <draw:text-box>
            <text:p text:style-name="P4"><text:span text:style-name="T5">0.025</text:span></text:p>
          </draw:text-box>
        </draw:frame>
        <draw:frame draw:style-name="gr7" draw:text-style-name="P5" draw:layer="layout" svg:width="3.012cm" svg:height="2.008cm" svg:x="40.6cm" svg:y="5.6cm">
          <draw:text-box>
            <text:p text:style-name="P4"><text:span text:style-name="T5">0.05</text:span></text:p>
          </draw:text-box>
        </draw:frame>
        <draw:frame draw:style-name="gr7" draw:text-style-name="P5" draw:layer="layout" svg:width="2.165cm" svg:height="2.008cm" svg:x="40.535cm" svg:y="7.6cm">
          <draw:text-box>
            <text:p text:style-name="P4"><text:span text:style-name="T5">0.1</text:span></text:p>
          </draw:text-box>
        </draw:frame>
        <draw:line draw:style-name="gr6" draw:text-style-name="P2" draw:layer="layout" svg:x1="46.566cm" svg:y1="20.708cm" svg:x2="46.157cm" svg:y2="20.708cm">
          <text:p/>
        </draw:line>
        <draw:line draw:style-name="gr6" draw:text-style-name="P2" draw:layer="layout" svg:x1="46.567cm" svg:y1="27.695cm" svg:x2="46.362cm" svg:y2="27.695cm">
          <text:p/>
        </draw:line>
        <draw:line draw:style-name="gr6" draw:text-style-name="P2" draw:layer="layout" svg:x1="46.567cm" svg:y1="26.97cm" svg:x2="46.362cm" svg:y2="26.97cm">
          <text:p/>
        </draw:line>
        <draw:line draw:style-name="gr6" draw:text-style-name="P2" draw:layer="layout" svg:x1="46.567cm" svg:y1="26.457cm" svg:x2="46.362cm" svg:y2="26.457cm">
          <text:p/>
        </draw:line>
        <draw:line draw:style-name="gr6" draw:text-style-name="P2" draw:layer="layout" svg:x1="46.567cm" svg:y1="26.058cm" svg:x2="46.362cm" svg:y2="26.058cm">
          <text:p/>
        </draw:line>
        <draw:line draw:style-name="gr6" draw:text-style-name="P2" draw:layer="layout" svg:x1="46.567cm" svg:y1="25.732cm" svg:x2="46.362cm" svg:y2="25.732cm">
          <text:p/>
        </draw:line>
        <draw:line draw:style-name="gr6" draw:text-style-name="P2" draw:layer="layout" svg:x1="46.567cm" svg:y1="25.457cm" svg:x2="46.362cm" svg:y2="25.457cm">
          <text:p/>
        </draw:line>
        <draw:line draw:style-name="gr6" draw:text-style-name="P2" draw:layer="layout" svg:x1="46.567cm" svg:y1="25.219cm" svg:x2="46.362cm" svg:y2="25.219cm">
          <text:p/>
        </draw:line>
        <draw:line draw:style-name="gr6" draw:text-style-name="P2" draw:layer="layout" svg:x1="46.567cm" svg:y1="25.008cm" svg:x2="46.362cm" svg:y2="25.008cm">
          <text:p/>
        </draw:line>
        <draw:line draw:style-name="gr6" draw:text-style-name="P2" draw:layer="layout" svg:x1="46.567cm" svg:y1="24.82cm" svg:x2="46.362cm" svg:y2="24.82cm">
          <text:p/>
        </draw:line>
        <draw:line draw:style-name="gr6" draw:text-style-name="P2" draw:layer="layout" svg:x1="46.567cm" svg:y1="23.582cm" svg:x2="46.362cm" svg:y2="23.582cm">
          <text:p/>
        </draw:line>
        <draw:line draw:style-name="gr6" draw:text-style-name="P2" draw:layer="layout" svg:x1="46.567cm" svg:y1="22.858cm" svg:x2="46.362cm" svg:y2="22.858cm">
          <text:p/>
        </draw:line>
        <draw:line draw:style-name="gr6" draw:text-style-name="P2" draw:layer="layout" svg:x1="46.567cm" svg:y1="22.344cm" svg:x2="46.362cm" svg:y2="22.344cm">
          <text:p/>
        </draw:line>
        <draw:line draw:style-name="gr6" draw:text-style-name="P2" draw:layer="layout" svg:x1="46.567cm" svg:y1="21.946cm" svg:x2="46.362cm" svg:y2="21.946cm">
          <text:p/>
        </draw:line>
        <draw:line draw:style-name="gr6" draw:text-style-name="P2" draw:layer="layout" svg:x1="46.567cm" svg:y1="21.62cm" svg:x2="46.362cm" svg:y2="21.62cm">
          <text:p/>
        </draw:line>
        <draw:line draw:style-name="gr6" draw:text-style-name="P2" draw:layer="layout" svg:x1="46.567cm" svg:y1="21.345cm" svg:x2="46.362cm" svg:y2="21.345cm">
          <text:p/>
        </draw:line>
        <draw:line draw:style-name="gr6" draw:text-style-name="P2" draw:layer="layout" svg:x1="46.567cm" svg:y1="21.106cm" svg:x2="46.362cm" svg:y2="21.106cm">
          <text:p/>
        </draw:line>
        <draw:line draw:style-name="gr6" draw:text-style-name="P2" draw:layer="layout" svg:x1="46.567cm" svg:y1="20.896cm" svg:x2="46.362cm" svg:y2="20.896cm">
          <text:p/>
        </draw:line>
        <draw:line draw:style-name="gr6" draw:text-style-name="P2" draw:layer="layout" svg:x1="46.567cm" svg:y1="20.708cm" svg:x2="46.362cm" svg:y2="20.708cm">
          <text:p/>
        </draw:line>
        <draw:line draw:style-name="gr6" draw:text-style-name="P2" draw:layer="layout" svg:x1="46.567cm" svg:y1="19.47cm" svg:x2="46.362cm" svg:y2="19.47cm">
          <text:p/>
        </draw:line>
        <draw:line draw:style-name="gr6" draw:text-style-name="P2" draw:layer="layout" svg:x1="46.567cm" svg:y1="18.746cm" svg:x2="46.362cm" svg:y2="18.746cm">
          <text:p/>
        </draw:line>
        <draw:line draw:style-name="gr6" draw:text-style-name="P2" draw:layer="layout" svg:x1="46.567cm" svg:y1="18.232cm" svg:x2="46.362cm" svg:y2="18.232cm">
          <text:p/>
        </draw:line>
        <draw:line draw:style-name="gr6" draw:text-style-name="P2" draw:layer="layout" svg:x1="46.567cm" svg:y1="17.833cm" svg:x2="46.362cm" svg:y2="17.833cm">
          <text:p/>
        </draw:line>
        <draw:line draw:style-name="gr6" draw:text-style-name="P2" draw:layer="layout" svg:x1="46.567cm" svg:y1="17.508cm" svg:x2="46.362cm" svg:y2="17.508cm">
          <text:p/>
        </draw:line>
        <draw:line draw:style-name="gr6" draw:text-style-name="P2" draw:layer="layout" svg:x1="46.567cm" svg:y1="17.232cm" svg:x2="46.362cm" svg:y2="17.232cm">
          <text:p/>
        </draw:line>
        <draw:line draw:style-name="gr6" draw:text-style-name="P2" draw:layer="layout" svg:x1="46.567cm" svg:y1="16.994cm" svg:x2="46.362cm" svg:y2="16.994cm">
          <text:p/>
        </draw:line>
        <draw:line draw:style-name="gr6" draw:text-style-name="P2" draw:layer="layout" svg:x1="46.567cm" svg:y1="16.784cm" svg:x2="46.362cm" svg:y2="16.784cm">
          <text:p/>
        </draw:line>
        <draw:line draw:style-name="gr6" draw:text-style-name="P2" draw:layer="layout" svg:x1="46.567cm" svg:y1="16.595cm" svg:x2="46.362cm" svg:y2="16.595cm">
          <text:p/>
        </draw:line>
        <draw:line draw:style-name="gr6" draw:text-style-name="P2" draw:layer="layout" svg:x1="36.336cm" svg:y1="28.932cm" svg:x2="36.336cm" svg:y2="28.523cm">
          <text:p/>
        </draw:line>
        <draw:line draw:style-name="gr6" draw:text-style-name="P2" draw:layer="layout" svg:x1="46.566cm" svg:y1="28.932cm" svg:x2="46.566cm" svg:y2="28.523cm">
          <text:p/>
        </draw:line>
        <draw:line draw:style-name="gr6" draw:text-style-name="P3" draw:layer="layout" svg:x1="46.567cm" svg:y1="28.933cm" svg:x2="46.362cm" svg:y2="28.93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6.9cm" fo:page-height="33.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8T16:29:53.820000000</dc:date>
    <meta:editing-duration>PT1M13S</meta:editing-duration>
    <meta:editing-cycles>1</meta:editing-cycles>
    <meta:document-statistic meta:object-count="187"/>
    <meta:generator>LibreOffice/5.4.2.2$Windows_X86_64 LibreOffice_project/22b09f6418e8c2d508a9eaf86b2399209b0990f4</meta:generator>
  </office:meta>
</office:document-meta>
</file>